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b409"/>
    </style:style>
    <style:style style:name="P2" style:family="paragraph" style:parent-style-name="Standard">
      <style:text-properties officeooo:paragraph-rsid="0014b409"/>
    </style:style>
    <style:style style:name="P3" style:family="paragraph" style:parent-style-name="Standard">
      <style:text-properties officeooo:paragraph-rsid="0015a0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 36 </text:p>
      <text:p text:style-name="P1">-74258291 40695601 </text:p>
      <text:p text:style-name="P1">-74259991 40694901 </text:p>
      <text:p text:style-name="P1">-74257543 40695865 </text:p>
      <text:p text:style-name="P1">-74260991 40694301 </text:p>
      <text:p text:style-name="P1">-74256591 40696201 </text:p>
      <text:p text:style-name="P1">-74261991 40694501 </text:p>
      <text:p text:style-name="P1">-74261391 40694201 </text:p>
      <text:p text:style-name="P1">-74259891 40694101 </text:p>
      <text:p text:style-name="P1">-74254991 40696501 </text:p>
      <text:p text:style-name="P1">-74262191 40694601 </text:p>
      <text:p text:style-name="P1">-74263591 40693401 </text:p>
      <text:p text:style-name="P1">-74259091 40695901 </text:p>
      <text:p text:style-name="P1">-74262491 40693501 </text:p>
      <text:p text:style-name="P1">-74258091 40693501 </text:p>
      <text:p text:style-name="P1">-74254887 40696033 </text:p>
      <text:p text:style-name="P1">-74254891 40697301 </text:p>
      <text:p text:style-name="P1">-74253490 40697001 </text:p>
      <text:p text:style-name="P1">-74262591 40694701 </text:p>
      <text:p text:style-name="P1">1 2 1839 </text:p>
      <text:p text:style-name="P1">1 3 794 </text:p>
      <text:p text:style-name="P1">2 4 1167 </text:p>
      <text:p text:style-name="P1">2 1 1839 </text:p>
      <text:p text:style-name="P1">3 1 794 </text:p>
      <text:p text:style-name="P1">3 5 1010 </text:p>
      <text:p text:style-name="P1">4 6 1020 </text:p>
      <text:p text:style-name="P1">4 2 1167 </text:p>
      <text:p text:style-name="P1">4 7 413 </text:p>
      <text:p text:style-name="P1">4 8 1119 </text:p>
      <text:p text:style-name="P1">5 9 1628 </text:p>
      <text:p text:style-name="P1">5 3 1010 </text:p>
      <text:p text:style-name="P1">6 10 224 </text:p>
      <text:p text:style-name="P1">6 11 1942 </text:p>
      <text:p text:style-name="P1">6 4 1020 </text:p>
      <text:p text:style-name="P1">6 12 3221 </text:p>
      <text:p text:style-name="P1">7 4 413 </text:p>
      <text:p text:style-name="P1">7 13 1304 </text:p>
      <text:p text:style-name="P1">8 4 1119 </text:p>
      <text:p text:style-name="P1">8 14 1898 </text:p>
      <text:p text:style-name="P1">9 15 480 </text:p>
      <text:p text:style-name="P1">9 16 807 </text:p>
      <text:p text:style-name="P1">9 5 1628 </text:p>
      <text:p text:style-name="P1">9 17 1583 </text:p>
      <text:p text:style-name="P1">10 18 413 </text:p>
      <text:p text:style-name="P1">10 6 224 </text:p>
      <text:p text:style-name="P1">10 12 3362 </text:p>
      <text:p text:style-name="P1">11 6 1942 </text:p>
      <text:p text:style-name="P1">12 10 3362 </text:p>
      <text:p text:style-name="P1">12 6 3221 </text:p>
      <text:p text:style-name="P1"><text:soft-page-break/>13 7 1304 </text:p>
      <text:p text:style-name="P1">14 8 1898 </text:p>
      <text:p text:style-name="P1">15 9 480 </text:p>
      <text:p text:style-name="P1">16 9 807 </text:p>
      <text:p text:style-name="P1">17 9 1583 </text:p>
      <text:p text:style-name="P1">18 10 413 </text:p>
      <text:p text:style-name="P1">10 </text:p>
      <text:p text:style-name="P1">2 17 </text:p>
      <text:p text:style-name="P1">10 8 </text:p>
      <text:p text:style-name="P1">6 8 </text:p>
      <text:p text:style-name="P1">11 13 </text:p>
      <text:p text:style-name="P1">16 2 </text:p>
      <text:p text:style-name="P1">15 14 </text:p>
      <text:p text:style-name="P1">15 8 </text:p>
      <text:p text:style-name="P1">6 5 </text:p>
      <text:p text:style-name="P1">7 1 </text:p>
      <text:p text:style-name="P1">17 11</text:p>
      <text:p text:style-name="P1"/>
      <text:p text:style-name="P1"/>
      <text:p text:style-name="P3">Correct output: </text:p>
      <text:p text:style-name="P3">6854 </text:p>
      <text:p text:style-name="P3">2363 </text:p>
      <text:p text:style-name="P3">2139 </text:p>
      <text:p text:style-name="P3">4679 </text:p>
      <text:p text:style-name="P3">6078 </text:p>
      <text:p text:style-name="P3">9935 </text:p>
      <text:p text:style-name="P3">8037 </text:p>
      <text:p text:style-name="P3">5830 </text:p>
      <text:p text:style-name="P3">3419 </text:p>
      <text:p text:style-name="P3">109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6:43.713843904</meta:creation-date>
    <dc:date>2019-01-19T23:17:53.070481519</dc:date>
    <meta:editing-duration>PT1H15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7" meta:word-count="179" meta:character-count="802" meta:non-whitespace-character-count="625"/>
  </office:meta>
</office:document-meta>
</file>